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</text:p>
      <text:p text:style-name="Standard">int outputDisplay <text:s/>= 2;</text:p>
      <text:p text:style-name="Standard">int serverPort = 8080;</text:p>
      <text:p text:style-name="Standard"/>
      <text:p text:style-name="Standard">// ----------------------------------------------------</text:p>
      <text:p text:style-name="Standard">// CARTE / LIEUX</text:p>
      <text:p text:style-name="Standard">// ----------------------------------------------------</text:p>
      <text:p text:style-name="Standard">boolean placeMapDebug = true;</text:p>
      <text:p text:style-name="Standard"/>
      <text:p text:style-name="Standard">PImage placeMapImage;</text:p>
      <text:p text:style-name="Standard">HashMap&lt;Integer, PImage&gt; placePngCache = new HashMap&lt;Integer, PImage&gt;();</text:p>
      <text:p text:style-name="Standard">ArrayList&lt;PlaceZone&gt; placeZones = new ArrayList&lt;PlaceZone&gt;();</text:p>
      <text:p text:style-name="Standard"/>
      <text:p text:style-name="Standard">float placeMapX, placeMapY, placeMapW, placeMapH;</text:p>
      <text:p text:style-name="Standard">float placeInfoX, placeInfoY, placeInfoW, placeInfoH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</text:p>
      <text:p text:style-name="Standard">final int SCREEN_SCAN_PHOTO = 2;</text:p>
      <text:p text:style-name="Standard">final int SCREEN_EDUCATOR = 3;</text:p>
      <text:p text:style-name="Standard">final int SCREEN_PARTICIPANT_COUNT = 4;</text:p>
      <text:p text:style-name="Standard">final int SCREEN_PARTICIPANTS = 5;</text:p>
      <text:p text:style-name="Standard">final int SCREEN_ARCHIVE = 6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DONNÉES / ÉTAT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<text:soft-page-break/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identité session</text:p>
      <text:p text:style-name="Standard">String educatorName = "";</text:p>
      <text:p text:style-name="Standard">String[] participantNames = { "", "", "", "" };</text:p>
      <text:p text:style-name="Standard">int participantCount = 0;</text:p>
      <text:p text:style-name="Standard">int activeParticipant = -1;</text:p>
      <text:p text:style-name="Standard">boolean sessionIdentityReady = false;</text:p>
      <text:p text:style-name="Standard"/>
      <text:p text:style-name="Standard">// UI archivage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// navigation</text:p>
      <text:p text:style-name="Standard">float leftBtnX, rightBtnX, btnY, btnW, btnH;</text:p>
      <text:p text:style-name="Standard"/>
      <text:p text:style-name="Standard">// boutons action</text:p>
      <text:p text:style-name="Standard">float validateBtnX, validateBtnY, validateBtnW, validateBtnH;</text:p>
      <text:p text:style-name="Standard">float endSessionBtnX, endSessionBtnY, endSessionBtnW, endSessionBtnH;</text:p>
      <text:p text:style-name="Standard"/>
      <text:p text:style-name="Standard">// menu</text:p>
      <text:p text:style-name="Standard">float menuBtnX, menuBtnY1, menuBtnY2, menuBtnY3, menuBtnW, menuBtnH;</text:p>
      <text:p text:style-name="Standard"/>
      <text:p text:style-name="Standard">// éducateur</text:p>
      <text:p text:style-name="Standard">float educatorDoneX, educatorDoneY, educatorDoneW, educatorDoneH;</text:p>
      <text:p text:style-name="Standard"/>
      <text:p text:style-name="Standard">// choix nb participants</text:p>
      <text:p text:style-name="Standard">float participantCountBtnX, participantCountBtnW, participantCountBtnH;</text:p>
      <text:p text:style-name="Standard">float participantCountBtnY1, participantCountBtnY2, participantCountBtnY3, participantCountBtnY4;</text:p>
      <text:p text:style-name="Standard">float participantCountContinueX, participantCountContinueY, participantCountContinueW, participantCountContinueH;</text:p>
      <text:p text:style-name="Standard"/>
      <text:p text:style-name="Standard">// messages</text:p>
      <text:p text:style-name="Standard">String flashMessage = "";</text:p>
      <text:p text:style-name="Standard">int flashMessageUntil = 0;</text:p>
      <text:p text:style-name="Standard"/>
      <text:p text:style-name="Standard">// clavier</text:p>
      <text:p text:style-name="Standard"><text:soft-page-break/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encodedDir = sketchPath("encoded");</text:p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File f1 = new File(uploadsDir);</text:p>
      <text:p text:style-name="Standard"><text:s text:c="2"/>if (!f1.exists()) f1.mkdirs();</text:p>
      <text:p text:style-name="Standard"/>
      <text:p text:style-name="Standard"><text:s text:c="2"/>File f2 = new File(encodedDir);</text:p>
      <text:p text:style-name="Standard"><text:s text:c="2"/>if (!f2.exists()) f2.mkdirs();</text:p>
      <text:p text:style-name="Standard"/>
      <text:p text:style-name="Standard"><text:s text:c="2"/>localIp = findLocalIPv4();</text:p>
      <text:p text:style-name="Standard"/>
      <text:p text:style-name="Standard"><text:s text:c="2"/>shared = new SharedState();</text:p>
      <text:p text:style-name="Standard"/>
      <text:p text:style-name="Standard"><text:s text:c="2"/>placeMapImage = loadImage("carte_lieux.png");</text:p>
      <text:p text:style-name="Standard"><text:s text:c="2"/>initPlaceZones();</text:p>
      <text:p text:style-name="Standard"/>
      <text:p text:style-name="Standard"><text:s text:c="2"/>recoverSessionTempIfPresent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oft-page-break/><text:s text:c="2"/>println("Téléphone <text:s text:c="3"/>: http://" + localIp + ":" + serverPort);</text:p>
      <text:p text:style-name="Standard"><text:s text:c="2"/>println("Carte <text:s text:c="7"/>: data/carte_lieux.png");</text:p>
      <text:p text:style-name="Standard"><text:s text:c="2"/>println("Lieux <text:s text:c="7"/>: data/places/1_press.png ... 27_press.png"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245);</text:p>
      <text:p text:style-name="Standard"/>
      <text:p text:style-name="Standard"><text:s text:c="2"/>switch(currentScreen) {</text:p>
      <text:p text:style-name="Standard"><text:s text:c="2"/>case SCREEN_MENU:</text:p>
      <text:p text:style-name="Standard"><text:s text:c="4"/>draw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draw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draw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draw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draw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drawStubScreen("Visionneuse anciennes images", "Pas encore codé.");</text:p>
      <text:p text:style-name="Standard"><text:s text:c="4"/>break;</text:p>
      <text:p text:style-name="Standard"/>
      <text:p text:style-name="Standard"><text:s text:c="2"/>case SCREEN_SCAN_PHOTO:</text:p>
      <text:p text:style-name="Standard"><text:s text:c="4"/>drawStubScreen("Archivage via scan photo", "Pas encore codé."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INPUT ROUTE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2"/>case SCREEN_MENU:</text:p>
      <text:p text:style-name="Standard"><text:s text:c="4"/>mousePressed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mousePressedEducatorScreen();</text:p>
      <text:p text:style-name="Standard"><text:s text:c="4"/>break;</text:p>
      <text:p text:style-name="Standard"><text:soft-page-break/></text:p>
      <text:p text:style-name="Standard"><text:s text:c="2"/>case SCREEN_PARTICIPANT_COUNT:</text:p>
      <text:p text:style-name="Standard"><text:s text:c="4"/>mousePressed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mousePressed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mousePressed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2"/>case SCREEN_SCAN_PHOTO:</text:p>
      <text:p text:style-name="Standard"><text:s text:c="4"/>if (isOverBackToMenuButton()) {</text:p>
      <text:p text:style-name="Standard"><text:s text:c="6"/>currentScreen = SCREEN_MENU;</text:p>
      <text:p text:style-name="Standard"><text:s text:c="4"/>}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void keyPressed() {</text:p>
      <text:p text:style-name="Standard"><text:s text:c="2"/>if (currentScreen == SCREEN_ARCHIVE) {</text:p>
      <text:p text:style-name="Standard"><text:s text:c="4"/>keyPressedArchiveMode()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>void debugPrintPlaceMapClick(float mx, float my) {</text:p>
      <text:p text:style-name="Standard"><text:s text:c="2"/>if (!placeMapDebug) return;</text:p>
      <text:p text:style-name="Standard"/>
      <text:p text:style-name="Standard"><text:s text:c="2"/>if (mx &lt; placeMapX || mx &gt; placeMapX + placeMapW ||</text:p>
      <text:p text:style-name="Standard"><text:s text:c="6"/>my &lt; placeMapY || my &gt; placeMapY + placeMapH) {</text:p>
      <text:p text:style-name="Standard"><text:s text:c="4"/>return;</text:p>
      <text:p text:style-name="Standard"><text:s text:c="2"/>}</text:p>
      <text:p text:style-name="Standard"/>
      <text:p text:style-name="Standard"><text:s text:c="2"/>float nx = (mx - placeMapX) / placeMapW;</text:p>
      <text:p text:style-name="Standard"><text:s text:c="2"/>float ny = (my - placeMapY) / placeMapH;</text:p>
      <text:p text:style-name="Standard"><text:soft-page-break/></text:p>
      <text:p text:style-name="Standard"><text:s text:c="2"/>println("Carte click -&gt; x=" + nf(nx, 1, 3) + " <text:s/>y=" + nf(ny, 1, 3));</text:p>
      <text:p text:style-name="Standard">}</text:p>
      <text:p text:style-name="Standard">// ----------------------------------------------------</text:p>
      <text:p text:style-name="Standard">// MENU</text:p>
      <text:p text:style-name="Standard">// ----------------------------------------------------</text:p>
      <text:p text:style-name="Standard">void layoutStartMenu(float rw, float rh) {</text:p>
      <text:p text:style-name="Standard"><text:s text:c="2"/>menuBtnW = min(720, rw * 0.56);</text:p>
      <text:p text:style-name="Standard"><text:s text:c="2"/>menuBtnH = 110;</text:p>
      <text:p text:style-name="Standard"><text:s text:c="2"/>menuBtnX = (rw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rh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artMenu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artMenu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StartMenu(rw, rh)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8);</text:p>
      <text:p text:style-name="Standard"><text:s text:c="2"/>text("Choix du mode", rw / 2.0, 70);</text:p>
      <text:p text:style-name="Standard"/>
      <text:p text:style-name="Standard"><text:s text:c="2"/>drawMenuButton(menuBtnX, menuBtnY1, menuBtnW, menuBtnH,</text:p>
      <text:p text:style-name="Standard"><text:s text:c="4"/>"Regarder les anciennes images",</text:p>
      <text:p text:style-name="Standard"><text:s text:c="4"/>isOverRectLocal(rx, ry, menuBtnX, menuBtnY1, menuBtnW, menuBtnH));</text:p>
      <text:p text:style-name="Standard"/>
      <text:p text:style-name="Standard"><text:s text:c="2"/>drawMenuButton(menuBtnX, menuBtnY2, menuBtnW, menuBtnH,</text:p>
      <text:p text:style-name="Standard"><text:s text:c="4"/>"Archiver via scan photo",</text:p>
      <text:p text:style-name="Standard"><text:s text:c="4"/>isOverRectLocal(rx, ry, menuBtnX, menuBtnY2, menuBtnW, menuBtnH));</text:p>
      <text:p text:style-name="Standard"><text:soft-page-break/></text:p>
      <text:p text:style-name="Standard"><text:s text:c="2"/>drawMenuButton(menuBtnX, menuBtnY3, menuBtnW, menuBtnH,</text:p>
      <text:p text:style-name="Standard"><text:s text:c="4"/>"Mode archivage",</text:p>
      <text:p text:style-name="Standard"><text:s text:c="4"/>isOverRectLocal(rx, ry, menuBtnX, menuBtnY3, menuBtnW, menuBtnH));</text:p>
      <text:p text:style-name="Standard"/>
      <text:p text:style-name="Standard"><text:s text:c="2"/>fill(110);</text:p>
      <text:p text:style-name="Standard"><text:s text:c="2"/>textSize(16);</text:p>
      <text:p text:style-name="Standard"><text:s text:c="2"/>text("Le mode archivage ouvre la saisie de l’éducateur puis celle des participants.", rw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0, 120, 255);</text:p>
      <text:p text:style-name="Standard"><text:s text:c="4"/>text("Une session temporaire a été récupérée.", rw / 2.0, menuBtnY3 + menuBtnH + 58);</text:p>
      <text:p text:style-name="Standard"><text:s text:c="2"/>}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pushStyle();</text:p>
      <text:p text:style-name="Standard"><text:s text:c="2"/>stroke(210);</text:p>
      <text:p text:style-name="Standard"><text:s text:c="2"/>strokeWeight(1.5);</text:p>
      <text:p text:style-name="Standard"><text:s text:c="2"/>fill(over ? color(225, 238, 255) : color(252));</text:p>
      <text:p text:style-name="Standard"><text:s text:c="2"/>rect(x, y, w, h, 20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menuBtnX, menuBtnY1, menuBtnW, menuBtnH)) {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2, menuBtnW, menuBtnH)) {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 text:c="6"/>participantCount = 0;</text:p>
      <text:p text:style-name="Standard"><text:s text:c="6"/>activeParticipant = -1;</text:p>
      <text:p text:style-name="Standard"><text:soft-page-break/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TUB</text:p>
      <text:p text:style-name="Standard">// ----------------------------------------------------</text:p>
      <text:p text:style-name="Standard">void drawStubScreen(String title, String subtitle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ill(30);</text:p>
      <text:p text:style-name="Standard"><text:s text:c="2"/>textAlign(CENTER, CENTER);</text:p>
      <text:p text:style-name="Standard"><text:s text:c="2"/>textSize(34);</text:p>
      <text:p text:style-name="Standard"><text:s text:c="2"/>text(title, rw / 2.0, rh / 2.0 - 60);</text:p>
      <text:p text:style-name="Standard"/>
      <text:p text:style-name="Standard"><text:s text:c="2"/>fill(120);</text:p>
      <text:p text:style-name="Standard"><text:s text:c="2"/>textSize(20);</text:p>
      <text:p text:style-name="Standard"><text:s text:c="2"/>text(subtitle, rw / 2.0, rh / 2.0);</text:p>
      <text:p text:style-name="Standard"/>
      <text:p text:style-name="Standard"><text:s text:c="2"/>drawBackToMenuButtonLocal(isOverRectLocal(portraitMouseX(), portraitMouseY(), 40, 40, 260, 70)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BackToMenuButtonLocal(boolean over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pushStyle();</text:p>
      <text:p text:style-name="Standard"><text:s text:c="2"/>stroke(210);</text:p>
      <text:p text:style-name="Standard"><text:s text:c="2"/>strokeWeight(1.5);</text:p>
      <text:p text:style-name="Standard"><text:s text:c="2"/>fill(over ? color(225, 238, 255) : color(252));</text:p>
      <text:p text:style-name="Standard"><text:s text:c="2"/>rect(x, y, w, 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Retour menu", x + w / 2.0, y + h / 2.0);</text:p>
      <text:p text:style-name="Standard"><text:soft-page-break/>}</text:p>
      <text:p text:style-name="Standard"/>
      <text:p text:style-name="Standard">boolean isOverBackToMenuButton() {</text:p>
      <text:p text:style-name="Standard"><text:s text:c="2"/>return isOverRectLocal(portraitMouseX(), portraitMouseY(), 40, 40, 260, 70);</text:p>
      <text:p text:style-name="Standard">}</text:p>
      <text:p text:style-name="Standard"/>
      <text:p text:style-name="Standard">// ----------------------------------------------------</text:p>
      <text:p text:style-name="Standard">// CLAVIER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pushStyle();</text:p>
      <text:p text:style-name="Standard"><text:s text:c="6"/>stroke(215);</text:p>
      <text:p text:style-name="Standard"><text:s text:c="6"/>strokeWeight(1.2);</text:p>
      <text:p text:style-name="Standard"><text:s text:c="6"/>fill(highlight ? color(225, 238, 255) : color(252));</text:p>
      <text:p text:style-name="Standard"><text:s text:c="6"/>rect(kx, ky, keyW, keyH, 12);</text:p>
      <text:p text:style-name="Standard"><text:s text:c="6"/>popStyle();</text:p>
      <text:p text:style-name="Standard"/>
      <text:p text:style-name="Standard"><text:s text:c="6"/>fill(3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><text:soft-page-break/></text:p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><text:s text:c="2"/>String out = "";</text:p>
      <text:p text:style-name="Standard"/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 ||</text:p>
      <text:p text:style-name="Standard"><text:s text:c="6"/>ch == 'É' || ch == 'È' || ch == 'Ê' || ch == 'Ë' ||</text:p>
      <text:p text:style-name="Standard"><text:s text:c="6"/>ch == 'À' || ch == 'Â' || ch == 'Ä' ||</text:p>
      <text:p text:style-name="Standard"><text:s text:c="6"/>ch == 'Î' || ch == 'Ï' ||</text:p>
      <text:p text:style-name="Standard"><text:s text:c="6"/>ch == 'Ô' || ch == 'Ö' ||</text:p>
      <text:p text:style-name="Standard"><text:s text:c="6"/>ch == 'Ù' || ch == 'Û' || ch == 'Ü' ||</text:p>
      <text:p text:style-name="Standard"><text:s text:c="6"/>ch == 'Ç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 text:c="2"/>}</text:p>
      <text:p text:style-name="Standard"><text:s text:c="2"/>return trim(out);</text:p>
      <text:p text:style-name="Standard">}</text:p>
      <text:p text:style-name="Standard"/>
      <text:p text:style-name="Standard">// ----------------------------------------------------</text:p>
      <text:p text:style-name="Standard">// ÉCRAN ÉDUCATEUR</text:p>
      <text:p text:style-name="Standard">// ----------------------------------------------------</text:p>
      <text:p text:style-name="Standard">void drawEducatorScreen() {</text:p>
      <text:p text:style-name="Standard"><text:s text:c="2"/>background(245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oft-page-break/><text:s text:c="2"/>float boxW = rw * 0.76;</text:p>
      <text:p text:style-name="Standard"><text:s text:c="2"/>float boxH = 90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252);</text:p>
      <text:p text:style-name="Standard"><text:s text:c="2"/>rect(boxX, boxY, boxW, boxH, 18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 text:c="2"/>boolean over = isOverRectLocal(portraitMouseX(), portraitMouseY(), educatorDoneX, educatorDoneY, educatorDoneW, educatorDoneH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educatorName.length() &gt; 0 ? (over ? color(220, 245, 225) : color(235, 250, 238)) : color(242));</text:p>
      <text:p text:style-name="Standard"><text:s text:c="2"/>rect(educatorDoneX, educatorDoneY, educatorDoneW, educatorDone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/>
      <text:p text:style-name="Standard"><text:s text:c="2"/>popMatrix();</text:p>
      <text:p text:style-name="Standard">}</text:p>
      <text:p text:style-name="Standard"/>
      <text:p text:style-name="Standard">void mousePressedEducatorScreen() {</text:p>
      <text:p text:style-name="Standard"><text:s text:c="2"/>float rx = portraitMouseX();</text:p>
      <text:p text:style-name="Standard"><text:s text:c="2"/>float ry = portraitMouseY();</text:p>
      <text:p text:style-name="Standard"><text:s text:c="2"/>float rw = height;</text:p>
      <text:p text:style-name="Standard"><text:s text:c="2"/>float rh = width;</text:p>
      <text:p text:style-name="Standard"/>
      <text:p text:style-name="Standard"><text:soft-page-break/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if (rx &gt;= educatorDoneX &amp;&amp; rx &lt;= educatorDoneX + educatorDoneW &amp;&amp;</text:p>
      <text:p text:style-name="Standard"><text:s text:c="4"/>ry &gt;= educatorDoneY &amp;&amp; ry &lt;= educatorDoneY + educatorDoneH) {</text:p>
      <text:p text:style-name="Standard"><text:s text:c="4"/>if (educatorName.length() &gt; 0) {</text:p>
      <text:p text:style-name="Standard"><text:s text:c="6"/>participantCount = 0;</text:p>
      <text:p text:style-name="Standard"><text:s text:c="6"/>activeParticipant = -1;</text:p>
      <text:p text:style-name="Standard"><text:s text:c="6"/>currentScreen = SCREEN_PARTICIPANT_COUNT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CHOIX NOMBRE PARTICIPANTS</text:p>
      <text:p text:style-name="Standard">// ----------------------------------------------------</text:p>
      <text:p text:style-name="Standard">void layoutParticipantCountScreen(float rw, float rh) {</text:p>
      <text:p text:style-name="Standard"><text:s text:c="2"/>participantCountBtnW = min(520, rw * 0.58);</text:p>
      <text:p text:style-name="Standard"><text:s text:c="2"/>participantCountBtnH = 86;</text:p>
      <text:p text:style-name="Standard"><text:s text:c="2"/>participantCountBtnX = (rw - participantCountBtnW) / 2.0;</text:p>
      <text:p text:style-name="Standard"/>
      <text:p text:style-name="Standard"><text:s text:c="2"/>float gap = 18;</text:p>
      <text:p text:style-name="Standard"><text:s text:c="2"/>float totalH = participantCountBtnH * 4 + gap * 3;</text:p>
      <text:p text:style-name="Standard"><text:s text:c="2"/>float startY = (rh - totalH) / 2.0 - 40;</text:p>
      <text:p text:style-name="Standard"/>
      <text:p text:style-name="Standard"><text:s text:c="2"/>participantCountBtnY1 = startY;</text:p>
      <text:p text:style-name="Standard"><text:s text:c="2"/>participantCountBtnY2 = participantCountBtnY1 + participantCountBtnH + gap;</text:p>
      <text:p text:style-name="Standard"><text:s text:c="2"/>participantCountBtnY3 = participantCountBtnY2 + participantCountBtnH + gap;</text:p>
      <text:p text:style-name="Standard"><text:s text:c="2"/>participantCountBtnY4 = participantCountBtnY3 + participantCountBtnH + gap;</text:p>
      <text:p text:style-name="Standard"/>
      <text:p text:style-name="Standard"><text:s text:c="2"/>participantCountContinueW = 320;</text:p>
      <text:p text:style-name="Standard"><text:s text:c="2"/>participantCountContinueH = 72;</text:p>
      <text:p text:style-name="Standard"><text:s text:c="2"/>participantCountContinueX = (rw - participantCountContinueW) / 2.0;</text:p>
      <text:p text:style-name="Standard"><text:s text:c="2"/>participantCountContinueY = participantCountBtnY4 + participantCountBtnH + 40;</text:p>
      <text:p text:style-name="Standard">}</text:p>
      <text:p text:style-name="Standard"/>
      <text:p text:style-name="Standard">void drawParticipantCountScreen() {</text:p>
      <text:p text:style-name="Standard"><text:s text:c="2"/>background(245);</text:p>
      <text:p text:style-name="Standard"><text:soft-page-break/></text:p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layoutParticipantCountScreen(rw, rh);</text:p>
      <text:p text:style-name="Standard"/>
      <text:p text:style-name="Standard"><text:s text:c="2"/>fill(30);</text:p>
      <text:p text:style-name="Standard"><text:s text:c="2"/>textAlign(CENTER, TOP);</text:p>
      <text:p text:style-name="Standard"><text:s text:c="2"/>textSize(34);</text:p>
      <text:p text:style-name="Standard"><text:s text:c="2"/>text("Nombre de participants", rw / 2.0, 50);</text:p>
      <text:p text:style-name="Standard"/>
      <text:p text:style-name="Standard"><text:s text:c="2"/>fill(110);</text:p>
      <text:p text:style-name="Standard"><text:s text:c="2"/>textSize(20);</text:p>
      <text:p text:style-name="Standard"><text:s text:c="2"/>text("Choisis combien de participants seront saisis", rw / 2.0, 100);</text:p>
      <text:p text:style-name="Standard"/>
      <text:p text:style-name="Standard"><text:s text:c="2"/>drawParticipantCountChoiceButton(1, participantCountBtnX, participantCountBtnY1, participantCountBtnW, participantCountBtnH,</text:p>
      <text:p text:style-name="Standard"><text:s text:c="4"/>isOverRectLocal(portraitMouseX(), portraitMouseY(), participantCountBtnX, participantCountBtnY1, participantCountBtnW, participantCountBtnH));</text:p>
      <text:p text:style-name="Standard"/>
      <text:p text:style-name="Standard"><text:s text:c="2"/>drawParticipantCountChoiceButton(2, participantCountBtnX, participantCountBtnY2, participantCountBtnW, participantCountBtnH,</text:p>
      <text:p text:style-name="Standard"><text:s text:c="4"/>isOverRectLocal(portraitMouseX(), portraitMouseY(), participantCountBtnX, participantCountBtnY2, participantCountBtnW, participantCountBtnH));</text:p>
      <text:p text:style-name="Standard"/>
      <text:p text:style-name="Standard"><text:s text:c="2"/>drawParticipantCountChoiceButton(3, participantCountBtnX, participantCountBtnY3, participantCountBtnW, participantCountBtnH,</text:p>
      <text:p text:style-name="Standard"><text:s text:c="4"/>isOverRectLocal(portraitMouseX(), portraitMouseY(), participantCountBtnX, participantCountBtnY3, participantCountBtnW, participantCountBtnH));</text:p>
      <text:p text:style-name="Standard"/>
      <text:p text:style-name="Standard"><text:s text:c="2"/>drawParticipantCountChoiceButton(4, participantCountBtnX, participantCountBtnY4, participantCountBtnW, participantCountBtnH,</text:p>
      <text:p text:style-name="Standard"><text:s text:c="4"/>isOverRectLocal(portraitMouseX(), portraitMouseY(), participantCountBtnX, participantCountBtnY4, participantCountBtnW, participantCountBtnH));</text:p>
      <text:p text:style-name="Standard"/>
      <text:p text:style-name="Standard"><text:s text:c="2"/>boolean overContinue = isOverRectLocal(portraitMouseX(), portraitMouseY(), participantCountContinueX, participantCountContinueY, participantCountContinueW, participantCountContinueH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participantCount &gt; 0 ? (overContinue ? color(220, 245, 225) : color(235, 250, 238)) : color(242));</text:p>
      <text:p text:style-name="Standard"><text:s text:c="2"/>rect(participantCountContinueX, participantCountContinueY, participantCountContinueW, participantCountContinueH, 16);</text:p>
      <text:p text:style-name="Standard"><text:s text:c="2"/>popStyle();</text:p>
      <text:p text:style-name="Standard"/>
      <text:p text:style-name="Standard"><text:soft-page-break/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ntinuer", participantCountContinueX + participantCountContinueW / 2.0, participantCountContinueY + participantCountContinueH / 2.0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CountChoiceButton(int count, float x, float y, float w, float h, boolean over) {</text:p>
      <text:p text:style-name="Standard"><text:s text:c="2"/>boolean selected = (participantCount == count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if (selected) {</text:p>
      <text:p text:style-name="Standard"><text:s text:c="4"/>fill(over ? color(225, 238, 255) : color(235, 244, 255));</text:p>
      <text:p text:style-name="Standard"><text:s text:c="2"/>} else {</text:p>
      <text:p text:style-name="Standard"><text:s text:c="4"/>fill(over ? color(248) : color(252));</text:p>
      <text:p text:style-name="Standard"><text:s text:c="2"/>}</text:p>
      <text:p text:style-name="Standard"><text:s text:c="2"/>rect(x, y, w, 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8);</text:p>
      <text:p text:style-name="Standard"><text:s text:c="2"/>text(str(count) + " participant" + (count &gt; 1 ? "s" : ""), x + w / 2.0, y + h / 2.0);</text:p>
      <text:p text:style-name="Standard">}</text:p>
      <text:p text:style-name="Standard"/>
      <text:p text:style-name="Standard">void mousePressedParticipantCount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participantCountBtnX, participantCountBtnY1, participantCountBtnW, participantCountBtnH)) {</text:p>
      <text:p text:style-name="Standard"><text:s text:c="4"/>participantCount = 1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2, participantCountBtnW, participantCountBtnH)) {</text:p>
      <text:p text:style-name="Standard"><text:s text:c="4"/>participantCount = 2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3, participantCountBtnW, participantCountBtnH)) {</text:p>
      <text:p text:style-name="Standard"><text:s text:c="4"/>participantCount = 3;</text:p>
      <text:p text:style-name="Standard"><text:s text:c="4"/>return;</text:p>
      <text:p text:style-name="Standard"><text:s text:c="2"/>}</text:p>
      <text:p text:style-name="Standard"><text:s text:c="2"/>if (isOverRectLocal(rx, ry, participantCountBtnX, participantCountBtnY4, participantCountBtnW, participantCountBtnH)) {</text:p>
      <text:p text:style-name="Standard"><text:s text:c="4"/>participantCount = 4;</text:p>
      <text:p text:style-name="Standard"><text:s text:c="4"/>return;</text:p>
      <text:p text:style-name="Standard"><text:soft-page-break/><text:s text:c="2"/>}</text:p>
      <text:p text:style-name="Standard"/>
      <text:p text:style-name="Standard"><text:s text:c="2"/>if (isOverRectLocal(rx, ry, participantCountContinueX, participantCountContinueY, participantCountContinueW, participantCountContinueH)) {</text:p>
      <text:p text:style-name="Standard"><text:s text:c="4"/>if (participantCount &gt; 0) {</text:p>
      <text:p text:style-name="Standard"><text:s text:c="6"/>for (int i = participantCount; i &lt; 4; i++) {</text:p>
      <text:p text:style-name="Standard"><text:s text:c="8"/>participantNames[i] = "";</text:p>
      <text:p text:style-name="Standard"><text:s text:c="6"/>}</text:p>
      <text:p text:style-name="Standard"><text:s text:c="6"/>activeParticipant = 0;</text:p>
      <text:p text:style-name="Standard"><text:s text:c="6"/>currentScreen = SCREEN_PARTICIPANTS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245);</text:p>
      <text:p text:style-name="Standard"/>
      <text:p text:style-name="Standard"><text:s text:c="2"/>drawParticipantQuadrant(0, 0, 0, width / 2.0, height / 2.0, true);</text:p>
      <text:p text:style-name="Standard"><text:s text:c="2"/>drawParticipantQuadrant(1, width / 2.0, 0, width / 2.0, height / 2.0, true);</text:p>
      <text:p text:style-name="Standard"><text:s text:c="2"/>drawParticipantQuadrant(2, 0, height / 2.0, width / 2.0, height / 2.0, false);</text:p>
      <text:p text:style-name="Standard"><text:s text:c="2"/>drawParticipantQuadrant(3, width / 2.0, height / 2.0, width / 2.0, height / 2.0, false);</text:p>
      <text:p text:style-name="Standard"/>
      <text:p text:style-name="Standard"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rotated180) {</text:p>
      <text:p text:style-name="Standard"><text:s text:c="2"/>pushMatrix();</text:p>
      <text:p text:style-name="Standard"><text:s text:c="2"/>if (rotated180)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 else {</text:p>
      <text:p text:style-name="Standard"><text:s text:c="4"/>translate(x, y);</text:p>
      <text:p text:style-name="Standard"><text:s text:c="4"/>drawParticipantQuadrantLocal(idx, w, h);</text:p>
      <text:p text:style-name="Standard"><text:s text:c="2"/>}</text:p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boolean enabled = idx &lt; participantCount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enabled ? color(252) : color(245));</text:p>
      <text:p text:style-name="Standard"><text:s text:c="2"/>rect(8, 8, w - 16, h - 16, 18);</text:p>
      <text:p text:style-name="Standard"><text:s text:c="2"/>popStyle();</text:p>
      <text:p text:style-name="Standard"/>
      <text:p text:style-name="Standard"><text:s text:c="2"/>fill(enabled ? 35 : 130);</text:p>
      <text:p text:style-name="Standard"><text:soft-page-break/><text:s text:c="2"/>textAlign(CENTER, TOP);</text:p>
      <text:p text:style-name="Standard"><text:s text:c="2"/>textSize(24);</text:p>
      <text:p text:style-name="Standard"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><text:s text:c="2"/>boolean selected = enabled &amp;&amp; (activeParticipant == idx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3);</text:p>
      <text:p text:style-name="Standard"><text:s text:c="2"/>if (enabled) {</text:p>
      <text:p text:style-name="Standard"><text:s text:c="4"/>fill(selected ? color(235, 244, 255) : color(252));</text:p>
      <text:p text:style-name="Standard"><text:s text:c="2"/>} else {</text:p>
      <text:p text:style-name="Standard"><text:s text:c="4"/>fill(242);</text:p>
      <text:p text:style-name="Standard"><text:s text:c="2"/>}</text:p>
      <text:p text:style-name="Standard"><text:s text:c="2"/>rect(nameX, nameY, nameW, nameH, 14);</text:p>
      <text:p text:style-name="Standard"><text:s text:c="2"/>popStyle();</text:p>
      <text:p text:style-name="Standard"/>
      <text:p text:style-name="Standard"><text:s text:c="2"/>fill(enabled ? 35 : 140);</text:p>
      <text:p text:style-name="Standard"><text:s text:c="2"/>textAlign(CENTER, CENTER);</text:p>
      <text:p text:style-name="Standard"><text:s text:c="2"/>textSize(22);</text:p>
      <text:p text:style-name="Standard"/>
      <text:p text:style-name="Standard"><text:s text:c="2"/>String shown;</text:p>
      <text:p text:style-name="Standard"><text:s text:c="2"/>if (!enabled) {</text:p>
      <text:p text:style-name="Standard"><text:s text:c="4"/>shown = "NON UTILISÉ";</text:p>
      <text:p text:style-name="Standard"><text:s text:c="2"/>} else {</text:p>
      <text:p text:style-name="Standard"><text:s text:c="4"/>shown = participantNames[idx].length() == 0 ? "TAPER LE NOM" : participantNames[idx];</text:p>
      <text:p text:style-name="Standard"><text:s text:c="2"/>}</text:p>
      <text:p text:style-name="Standard"><text:s text:c="2"/>text(shown, nameX + nameW / 2.0, nameY + nameH / 2.0)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if (enabled) {</text:p>
      <text:p text:style-name="Standard"><text:s text:c="4"/>drawKeyboardLocal(kbX, kbY, kbW, kbH, selected);</text:p>
      <text:p text:style-name="Standard"><text:s text:c="2"/>} else {</text:p>
      <text:p text:style-name="Standard"><text:s text:c="4"/>pushStyle();</text:p>
      <text:p text:style-name="Standard"><text:s text:c="4"/>stroke(215);</text:p>
      <text:p text:style-name="Standard"><text:s text:c="4"/>strokeWeight(1.3);</text:p>
      <text:p text:style-name="Standard"><text:s text:c="4"/>fill(242);</text:p>
      <text:p text:style-name="Standard"><text:s text:c="4"/>rect(kbX, kbY, kbW, kbH, 14);</text:p>
      <text:p text:style-name="Standard"><text:s text:c="4"/>popStyle();</text:p>
      <text:p text:style-name="Standard"/>
      <text:p text:style-name="Standard"><text:s text:c="4"/>fill(140);</text:p>
      <text:p text:style-name="Standard"><text:s text:c="4"/>textAlign(CENTER, CENTER);</text:p>
      <text:p text:style-name="Standard"><text:s text:c="4"/>textSize(22);</text:p>
      <text:p text:style-name="Standard"><text:s text:c="4"/>text("Zone inactive", kbX + kbW / 2.0, kbY + kbH / 2.0);</text:p>
      <text:p text:style-name="Standard"><text:soft-page-break/><text:s text:c="2"/>}</text:p>
      <text:p text:style-name="Standard">}</text:p>
      <text:p text:style-name="Standard"/>
      <text:p text:style-name="Standard">void draw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><text:s text:c="2"/>boolean allReady = allParticipantsReady();</text:p>
      <text:p text:style-name="Standard"/>
      <text:p text:style-name="Standard"><text:s text:c="2"/>pushStyle();</text:p>
      <text:p text:style-name="Standard"><text:s text:c="2"/>stroke(215);</text:p>
      <text:p text:style-name="Standard"><text:s text:c="2"/>strokeWeight(1.5);</text:p>
      <text:p text:style-name="Standard"><text:s text:c="2"/>fill(allReady ? color(235, 250, 238) : color(242));</text:p>
      <text:p text:style-name="Standard"><text:s text:c="2"/>rect(x, y, w, h, 22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3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if (participantCount &lt; 1) return false;</text:p>
      <text:p text:style-name="Standard"><text:s text:c="2"/>for (int i = 0; i &lt; participantCount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<text:soft-page-break/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lt; height / 2.0) {</text:p>
      <text:p text:style-name="Standard"><text:s text:c="4"/>handleParticipantQuadrantClick(0, width / 2.0 - mouseX, height / 2.0 -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lt; height / 2.0) {</text:p>
      <text:p text:style-name="Standard"><text:s text:c="4"/>handleParticipantQuadrantClick(1, width - mouseX, height / 2.0 - mouse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gt;= height / 2.0) {</text:p>
      <text:p text:style-name="Standard"><text:s text:c="4"/>handleParticipantQuadrantClick(2, mouseX, mouseY - height / 2.0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gt;= height / 2.0) {</text:p>
      <text:p text:style-name="Standard"><text:s text:c="4"/>handleParticipantQuadrantClick(3, mouseX - width / 2.0, mouseY - height / 2.0, width / 2.0, height / 2.0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handleParticipantQuadrantClick(int idx, float lx, float ly, float w, float h) {</text:p>
      <text:p text:style-name="Standard"><text:s text:c="2"/>if (idx &gt;= participantCount) return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4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activeParticipant = idx;</text:p>
      <text:p text:style-name="Standard"/>
      <text:p text:style-name="Standard"><text:s text:c="2"/>float kbX = 24;</text:p>
      <text:p text:style-name="Standard"><text:s text:c="2"/>float kbY = 148;</text:p>
      <text:p text:style-name="Standard"><text:soft-page-break/><text:s text:c="2"/>float kbW = w - 48;</text:p>
      <text:p text:style-name="Standard"><text:s text:c="2"/>float kbH = h - kbY - 24;</text:p>
      <text:p text:style-name="Standard"/>
      <text:p text:style-name="Standard"><text:s text:c="2"/>String key = keyHitLocal(lx, l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inferParticipantCountFromNames(String[] names) {</text:p>
      <text:p text:style-name="Standard"><text:s text:c="2"/>int count = 0;</text:p>
      <text:p text:style-name="Standard"><text:s text:c="2"/>for (int i = 0; i &lt; 4; i++) {</text:p>
      <text:p text:style-name="Standard"><text:s text:c="4"/>if (trim(names[i]).length() &gt; 0) count++;</text:p>
      <text:p text:style-name="Standard"><text:s text:c="2"/>}</text:p>
      <text:p text:style-name="Standard"><text:s text:c="2"/>return max(1, count);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><text:s text:c="2"/>drawLargePlaceInteraction(currentImgRec, currentImgRec.isEditable());</text:p>
      <text:p text:style-name="Standard"><text:s text:c="2"/>drawButtons(imgRecs.size());</text:p>
      <text:p text:style-name="Standard"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390, width * 0.28);</text:p>
      <text:p text:style-name="Standard"><text:s text:c="2"/>metaPanelX = width - margin - metaPanelW;</text:p>
      <text:p text:style-name="Standard"><text:s text:c="2"/>metaPanelY = 160;</text:p>
      <text:p text:style-name="Standard"><text:soft-page-break/><text:s text:c="2"/>metaPanelH = height - metaPanelY - 40;</text:p>
      <text:p text:style-name="Standard"/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placeMapX = previewAreaX;</text:p>
      <text:p text:style-name="Standard"><text:s text:c="2"/>placeMapY = previewAreaY;</text:p>
      <text:p text:style-name="Standard"><text:s text:c="2"/>placeMapW = previewAreaW;</text:p>
      <text:p text:style-name="Standard"><text:s text:c="2"/>placeMapH = height * 0.62;</text:p>
      <text:p text:style-name="Standard"/>
      <text:p text:style-name="Standard"><text:s text:c="2"/>placeInfoX = metaPanelX + 20;</text:p>
      <text:p text:style-name="Standard"><text:s text:c="2"/>placeInfoY = metaPanelY + 54;</text:p>
      <text:p text:style-name="Standard"><text:s text:c="2"/>placeInfoW = metaPanelW - 40;</text:p>
      <text:p text:style-name="Standard"><text:s text:c="2"/>placeInfoH = 70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InfoY + placeInfoH + 36;</text:p>
      <text:p text:style-name="Standard"/>
      <text:p text:style-name="Standard"><text:s text:c="2"/>monthSliderX = metaPanelX + 20;</text:p>
      <text:p text:style-name="Standard"><text:s text:c="2"/>monthSliderY = daySliderY + 62;</text:p>
      <text:p text:style-name="Standard"/>
      <text:p text:style-name="Standard"><text:s text:c="2"/>yearSliderX = metaPanelX + 20;</text:p>
      <text:p text:style-name="Standard"><text:s text:c="2"/>yearSliderY = monthSliderY + 62;</text:p>
      <text:p text:style-name="Standard"/>
      <text:p text:style-name="Standard"><text:s text:c="2"/>btnH = 88;</text:p>
      <text:p text:style-name="Standard"><text:s text:c="2"/>btnY = height - btnH - 35;</text:p>
      <text:p text:style-name="Standard"><text:s text:c="2"/>btnW = (previewAreaW - 30) / 2.0;</text:p>
      <text:p text:style-name="Standard"><text:s text:c="2"/>leftBtnX = previewAreaX;</text:p>
      <text:p text:style-name="Standard"><text:s text:c="2"/>rightBtnX = leftBtnX + btnW + 30;</text:p>
      <text:p text:style-name="Standard"/>
      <text:p text:style-name="Standard"><text:s text:c="2"/>validateBtnW = 120;</text:p>
      <text:p text:style-name="Standard"><text:s text:c="2"/>validateBtnH = 52;</text:p>
      <text:p text:style-name="Standard"><text:s text:c="2"/>endSessionBtnW = 120;</text:p>
      <text:p text:style-name="Standard"><text:s text:c="2"/>endSessionBtnH = 52;</text:p>
      <text:p text:style-name="Standard"/>
      <text:p text:style-name="Standard"><text:s text:c="2"/>float summaryY = yearSliderY + 74;</text:p>
      <text:p text:style-name="Standard"><text:s text:c="2"/>validateBtnX = metaPanelX + metaPanelW - 20 - validateBtnW;</text:p>
      <text:p text:style-name="Standard"><text:s text:c="2"/>validateBtnY = summaryY + 4;</text:p>
      <text:p text:style-name="Standard"/>
      <text:p text:style-name="Standard"><text:s text:c="2"/>endSessionBtnX = metaPanelX + metaPanelW - 20 - endSessionBtnW;</text:p>
      <text:p text:style-name="Standard"><text:s text:c="2"/>endSessionBtnY = validateBtnY + validateBtnH + 14;</text:p>
      <text:p text:style-name="Standard">}</text:p>
      <text:p text:style-name="Standard"/>
      <text:p text:style-name="Standard">void drawHeader(int count, int currentIndex) {</text:p>
      <text:p text:style-name="Standard"><text:s text:c="2"/>fill(30);</text:p>
      <text:p text:style-name="Standard"><text:s text:c="2"/>textAlign(LEFT, TOP);</text:p>
      <text:p text:style-name="Standard"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oft-page-break/><text:s text:c="2"/>fill(11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50);</text:p>
      <text:p text:style-name="Standard"><text:s text:c="4"/>text("Éducateur : " + educatorName, 30, 84);</text:p>
      <text:p text:style-name="Standard"/>
      <text:p text:style-name="Standard"><text:s text:c="4"/>String pLine = "";</text:p>
      <text:p text:style-name="Standard"><text:s text:c="4"/>for (int i = 0; i &lt; participantCount; i++) {</text:p>
      <text:p text:style-name="Standard"><text:s text:c="6"/>if (i &gt; 0) pLine += " • ";</text:p>
      <text:p text:style-name="Standard"><text:s text:c="6"/>pLine += participantNames[i];</text:p>
      <text:p text:style-name="Standard"><text:s text:c="4"/>}</text:p>
      <text:p text:style-name="Standard"><text:s text:c="4"/>fill(120);</text:p>
      <text:p text:style-name="Standard"><text:s text:c="4"/>text(pLine, 30, 108);</text:p>
      <text:p text:style-name="Standard"><text:s text:c="2"/>}</text:p>
      <text:p text:style-name="Standard"/>
      <text:p text:style-name="Standard"><text:s text:c="2"/>if (count &gt; 0 &amp;&amp; currentIndex &gt;= 0) {</text:p>
      <text:p text:style-name="Standard"><text:s text:c="4"/>fill(5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5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.length() &gt; 0) {</text:p>
      <text:p text:style-name="Standard"><text:s text:c="4"/>fill(0, 1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2);</text:p>
      <text:p text:style-name="Standard"><text:s text:c="2"/>rect(metaPanelX, metaPanelY, metaPanelW, metaPanelH, 20);</text:p>
      <text:p text:style-name="Standard"><text:s text:c="2"/>popStyle();</text:p>
      <text:p text:style-name="Standard"/>
      <text:p text:style-name="Standard"><text:s text:c="2"/>fill(30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6);</text:p>
      <text:p text:style-name="Standard"/>
      <text:p text:style-name="Standard"><text:s text:c="2"/>if (imgRecs.size() == 0 || currentIndex &lt; 0 || currentIndex &gt;= imgRecs.size()) {</text:p>
      <text:p text:style-name="Standard"><text:s text:c="4"/>fill(12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/>
      <text:p text:style-name="Standard"><text:s text:c="2"/>ImageRecord imgRec = imgRecs.get(currentIndex);</text:p>
      <text:p text:style-name="Standard"><text:s text:c="2"/>boolean editable = imgRec.isEditable();</text:p>
      <text:p text:style-name="Standard"><text:soft-page-break/></text:p>
      <text:p text:style-name="Standard"><text:s text:c="2"/>fill(110);</text:p>
      <text:p text:style-name="Standard"><text:s text:c="2"/>textSize(16);</text:p>
      <text:p text:style-name="Standard"><text:s text:c="2"/>text("Lieu sélectionné", metaPanelX + 20, metaPanelY + 34);</text:p>
      <text:p text:style-name="Standard"><text:s text:c="2"/>drawSelectedPlaceInfo(imgRec);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loat summaryX = metaPanelX + 20;</text:p>
      <text:p text:style-name="Standard"><text:s text:c="2"/>float summaryY = yearSliderY + 46;</text:p>
      <text:p text:style-name="Standard"/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fill(110);</text:p>
      <text:p text:style-name="Standard"><text:s text:c="2"/>textAlign(LEFT, TOP);</text:p>
      <text:p text:style-name="Standard"><text:s text:c="2"/>textSize(16);</text:p>
      <text:p text:style-name="Standard"><text:s text:c="2"/>text("Résumé", summaryX, summaryY);</text:p>
      <text:p text:style-name="Standard"/>
      <text:p text:style-name="Standard"><text:s text:c="2"/>fill(35);</text:p>
      <text:p text:style-name="Standard"><text:s text:c="2"/>text("ID : " + idText, summaryX, summaryY + 26);</text:p>
      <text:p text:style-name="Standard"><text:s text:c="2"/>text("Lieu : " + placeText, summaryX, summaryY + 52);</text:p>
      <text:p text:style-name="Standard"><text:s text:c="2"/>text("Date : " + dateText, summaryX, summaryY + 78);</text:p>
      <text:p text:style-name="Standard"/>
      <text:p text:style-name="Standard"><text:s text:c="2"/>fill(editable ? color(180, 120, 0) : color(0, 140, 80));</text:p>
      <text:p text:style-name="Standard"><text:s text:c="2"/>text("État : " + (editable ? "édition" : "validée"), summaryX, summaryY + 104);</text:p>
      <text:p text:style-name="Standard"/>
      <text:p text:style-name="Standard"><text:s text:c="2"/>drawValidateButton(imgRec);</text:p>
      <text:p text:style-name="Standard"><text:s text:c="2"/>drawEndSessionButton();</text:p>
      <text:p text:style-name="Standard">}</text:p>
      <text:p text:style-name="Standard"/>
      <text:p text:style-name="Standard">void drawSelectedPlaceInfo(ImageRecord imgRec) {</text:p>
      <text:p text:style-name="Standard"><text:s text:c="2"/>pushStyle();</text:p>
      <text:p text:style-name="Standard"><text:s text:c="2"/>stroke(220);</text:p>
      <text:p text:style-name="Standard"><text:s text:c="2"/>strokeWeight(1.2);</text:p>
      <text:p text:style-name="Standard"><text:s text:c="2"/>fill(248);</text:p>
      <text:p text:style-name="Standard"><text:s text:c="2"/>rect(placeInfoX, placeInfoY, placeInfoW, placeInfoH, 14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LEFT, CENTER);</text:p>
      <text:p text:style-name="Standard"><text:s text:c="2"/>textSize(18);</text:p>
      <text:p text:style-name="Standard"/>
      <text:p text:style-name="Standard"><text:s text:c="2"/>String label = "Aucun lieu";</text:p>
      <text:p text:style-name="Standard"><text:s text:c="2"/>if (imgRec.placeId &gt; 0) {</text:p>
      <text:p text:style-name="Standard"><text:s text:c="4"/>label = getPlaceName(imgRec.placeId);</text:p>
      <text:p text:style-name="Standard"><text:soft-page-break/><text:s text:c="2"/>}</text:p>
      <text:p text:style-name="Standard"/>
      <text:p text:style-name="Standard"><text:s text:c="2"/>text(label, placeInfoX + 12, placeInfoY + placeInfoH / 2.0);</text:p>
      <text:p text:style-name="Standard">}</text:p>
      <text:p text:style-name="Standard"/>
      <text:p text:style-name="Standard">void drawLargePlaceInteraction(ImageRecord imgRec, boolean editable) {</text:p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5);</text:p>
      <text:p text:style-name="Standard"><text:s text:c="2"/>rect(placeMapX, placeMapY, placeMapW, placeMapH, 20);</text:p>
      <text:p text:style-name="Standard"><text:s text:c="2"/>popStyle();</text:p>
      <text:p text:style-name="Standard"/>
      <text:p text:style-name="Standard"><text:s text:c="2"/>// fond image sélectionnée sous la carte</text:p>
      <text:p text:style-name="Standard"><text:s text:c="2"/>if (imgRec.placeId &gt; 0) {</text:p>
      <text:p text:style-name="Standard"><text:s text:c="4"/>PImage selected = getPlacePng(imgRec.placeId);</text:p>
      <text:p text:style-name="Standard"><text:s text:c="4"/>if (selected != null) {</text:p>
      <text:p text:style-name="Standard"><text:s text:c="6"/>tint(255, 105);</text:p>
      <text:p text:style-name="Standard"><text:s text:c="6"/>drawImageContain(this, selected, placeMapX + 10, placeMapY + 10, placeMapW - 20, placeMapH - 20);</text:p>
      <text:p text:style-name="Standard"><text:s text:c="6"/>noTint();</text:p>
      <text:p text:style-name="Standard"><text:s text:c="4"/>}</text:p>
      <text:p text:style-name="Standard"><text:s text:c="2"/>}</text:p>
      <text:p text:style-name="Standard"/>
      <text:p text:style-name="Standard"><text:s text:c="2"/>// carte par-dessus</text:p>
      <text:p text:style-name="Standard"><text:s text:c="2"/>if (placeMapImage != null &amp;&amp; placeMapImage.width &gt; 0) {</text:p>
      <text:p text:style-name="Standard"><text:s text:c="4"/>tint(255, 190);</text:p>
      <text:p text:style-name="Standard"><text:s text:c="4"/>drawImageContain(this, placeMapImage, placeMapX + 10, placeMapY + 10, placeMapW - 20, placeMapH - 20);</text:p>
      <text:p text:style-name="Standard"><text:s text:c="4"/>noTint();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20);</text:p>
      <text:p text:style-name="Standard"><text:s text:c="4"/>text("Ajoute data/carte_lieux.png", placeMapX + placeMapW / 2.0, placeMapY + placeMapH / 2.0);</text:p>
      <text:p text:style-name="Standard"><text:s text:c="2"/>}</text:p>
      <text:p text:style-name="Standard"/>
      <text:p text:style-name="Standard"><text:s/>for (PlaceZone z : placeZones) {</text:p>
      <text:p text:style-name="Standard"><text:s text:c="2"/>float px = z.px(placeMapX, placeMapW);</text:p>
      <text:p text:style-name="Standard"><text:s text:c="2"/>float py = z.py(placeMapY, placeMapH);</text:p>
      <text:p text:style-name="Standard"/>
      <text:p text:style-name="Standard"><text:s text:c="2"/>fill(45);</text:p>
      <text:p text:style-name="Standard"><text:s text:c="2"/>textAlign(CENTER, CENTER);</text:p>
      <text:p text:style-name="Standard"><text:s text:c="2"/>textSize(13);</text:p>
      <text:p text:style-name="Standard"><text:s text:c="2"/>text(z.name, px, py);</text:p>
      <text:p text:style-name="Standard">}</text:p>
      <text:p text:style-name="Standard"/>
      <text:p text:style-name="Standard"><text:s text:c="2"/>fill(80);</text:p>
      <text:p text:style-name="Standard"><text:s text:c="2"/>textAlign(LEFT, TOP);</text:p>
      <text:p text:style-name="Standard"><text:s text:c="2"/>textSize(14);</text:p>
      <text:p text:style-name="Standard"><text:s text:c="2"/>text("Clique une zone de la carte", placeMapX + 12, placeMapY + 12);</text:p>
      <text:p text:style-name="Standard"><text:soft-page-break/>}</text:p>
      <text:p text:style-name="Standard"/>
      <text:p text:style-name="Standard">void drawEmptyState() {</text:p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255);</text:p>
      <text:p text:style-name="Standard"><text:s text:c="2"/>rect(placeMapX, placeMapY, placeMapW, placeMapH, 20);</text:p>
      <text:p text:style-name="Standard"><text:s text:c="2"/>popStyle();</text:p>
      <text:p text:style-name="Standard"/>
      <text:p text:style-name="Standard"><text:s text:c="2"/>fill(40);</text:p>
      <text:p text:style-name="Standard"><text:s text:c="2"/>textAlign(CENTER, CENTER);</text:p>
      <text:p text:style-name="Standard"><text:s text:c="2"/>textSize(34);</text:p>
      <text:p text:style-name="Standard"><text:s text:c="2"/>text("Aucune image", placeMapX + placeMapW / 2.0, placeMapY + placeMapH / 2.0 - 60);</text:p>
      <text:p text:style-name="Standard"/>
      <text:p text:style-name="Standard"><text:s text:c="2"/>textSize(20);</text:p>
      <text:p text:style-name="Standard"><text:s text:c="2"/>fill(120);</text:p>
      <text:p text:style-name="Standard"><text:s text:c="2"/>text("Ouvre cette adresse sur le téléphone :", placeMapX + placeMapW / 2.0, placeMapY + placeMapH / 2.0);</text:p>
      <text:p text:style-name="Standard"/>
      <text:p text:style-name="Standard"><text:s text:c="2"/>fill(0, 120, 255);</text:p>
      <text:p text:style-name="Standard"><text:s text:c="2"/>text("http://" + localIp + ":" + serverPort, placeMapX + placeMapW / 2.0, placeMapY + placeMapH / 2.0 + 35);</text:p>
      <text:p text:style-name="Standard">}</text:p>
      <text:p text:style-name="Standard"/>
      <text:p text:style-name="Standard">void drawButtons(int imageCount) {</text:p>
      <text:p text:style-name="Standard"><text:s text:c="2"/>boolean canInteract = imageCount &gt; 1;</text:p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5);</text:p>
      <text:p text:style-name="Standard"><text:s text:c="2"/>fill(canInteract ? (overLeft ? color(225, 238, 255) : color(252)) : color(245));</text:p>
      <text:p text:style-name="Standard"><text:s text:c="2"/>rect(leftBtnX, btnY, btnW, btnH, 20);</text:p>
      <text:p text:style-name="Standard"/>
      <text:p text:style-name="Standard"><text:s text:c="2"/>fill(canInteract ? (overRight ? color(225, 238, 255) : color(252)) : color(245));</text:p>
      <text:p text:style-name="Standard"><text:s text:c="2"/>rect(rightBtnX, btnY, btnW, btnH, 20);</text:p>
      <text:p text:style-name="Standard"><text:s text:c="2"/>popStyle();</text:p>
      <text:p text:style-name="Standard"/>
      <text:p text:style-name="Standard"><text:s text:c="2"/>fill(canInteract ? 35 : 145);</text:p>
      <text:p text:style-name="Standard"><text:s text:c="2"/>textAlign(CENTER, CENTER);</text:p>
      <text:p text:style-name="Standard"><text:s text:c="2"/>textSize(36);</text:p>
      <text:p text:style-name="Standard"><text:s text:c="2"/>text("◀", leftBtnX + btnW / 2.0, btnY + btnH / 2.0 - 6);</text:p>
      <text:p text:style-name="Standard"><text:s text:c="2"/>text("▶", rightBtnX + btnW / 2.0, btnY + btnH / 2.0 - 6);</text:p>
      <text:p text:style-name="Standard"/>
      <text:p text:style-name="Standard"><text:s text:c="2"/>fill(110);</text:p>
      <text:p text:style-name="Standard"><text:s text:c="2"/>textSize(18);</text:p>
      <text:p text:style-name="Standard"><text:s text:c="2"/>text("Précédente", leftBtnX + btnW / 2.0, btnY + btnH - 18);</text:p>
      <text:p text:style-name="Standard"><text:s text:c="2"/>text("Suivante", rightBtnX + btnW / 2.0, btnY + btnH - 18);</text:p>
      <text:p text:style-name="Standard">}</text:p>
      <text:p text:style-name="Standard"/>
      <text:p text:style-name="Standard"><text:soft-page-break/>void drawSlider(String label, int value, int minValue, int maxValue, float x, float y, float w, float h, boolean editable) {</text:p>
      <text:p text:style-name="Standard"><text:s text:c="2"/>fill(editable ? 70 : 14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2);</text:p>
      <text:p text:style-name="Standard"><text:s text:c="2"/>fill(248);</text:p>
      <text:p text:style-name="Standard"><text:s text:c="2"/>rect(x, y, w, h, 10);</text:p>
      <text:p text:style-name="Standard"><text:s text:c="2"/>popStyle(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0, 120, 255) : color(160));</text:p>
      <text:p text:style-name="Standard"><text:s text:c="2"/>rect(x, y, knobX - x, h, 10);</text:p>
      <text:p text:style-name="Standard"/>
      <text:p text:style-name="Standard"><text:s text:c="2"/>fill(editable ? 255 : 210);</text:p>
      <text:p text:style-name="Standard"><text:s text:c="2"/>ellipse(knobX, y + h / 2.0, 22, 22);</text:p>
      <text:p text:style-name="Standard"/>
      <text:p text:style-name="Standard"><text:s text:c="2"/>fill(13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4);</text:p>
      <text:p text:style-name="Standard"><text:s text:c="2"/>if (label.equals("Modifier")) {</text:p>
      <text:p text:style-name="Standard"><text:s text:c="4"/>fill(over ? color(225, 238, 255) : color(235, 244, 255));</text:p>
      <text:p text:style-name="Standard"><text:s text:c="2"/>} else {</text:p>
      <text:p text:style-name="Standard"><text:s text:c="4"/>fill(over ? color(220, 245, 225) : color(235, 250, 238));</text:p>
      <text:p text:style-name="Standard"><text:s text:c="2"/>}</text:p>
      <text:p text:style-name="Standard"><text:s text:c="2"/>rect(validateBtnX, validateBtnY, validateBtnW, validateBtn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21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<text:soft-page-break/>void drawEndSessionButton() {</text:p>
      <text:p text:style-name="Standard"><text:s text:c="2"/>boolean over = isOverEndSessionButton();</text:p>
      <text:p text:style-name="Standard"/>
      <text:p text:style-name="Standard"><text:s text:c="2"/>pushStyle();</text:p>
      <text:p text:style-name="Standard"><text:s text:c="2"/>stroke(220);</text:p>
      <text:p text:style-name="Standard"><text:s text:c="2"/>strokeWeight(1.4);</text:p>
      <text:p text:style-name="Standard"><text:s text:c="2"/>fill(over ? color(255, 232, 226) : color(255, 242, 239));</text:p>
      <text:p text:style-name="Standard"><text:s text:c="2"/>rect(endSessionBtnX, endSessionBtnY, endSessionBtnW, endSessionBtnH, 16);</text:p>
      <text:p text:style-name="Standard"><text:s text:c="2"/>popStyle();</text:p>
      <text:p text:style-name="Standard"/>
      <text:p text:style-name="Standard"><text:s text:c="2"/>fill(35);</text:p>
      <text:p text:style-name="Standard"><text:s text:c="2"/>textAlign(CENTER, CENTER);</text:p>
      <text:p text:style-name="Standard"><text:s text:c="2"/>textSize(18);</text:p>
      <text:p text:style-name="Standard"><text:s text:c="2"/>text("Fin session", endSessionBtnX + endSessionBtnW / 2.0, endSessionBtnY + endSessionBtnH / 2.0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4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4"/>mouseY &gt;= endSessionBtnY &amp;&amp; mouseY &lt;= endSessionBtnY + endSessionBtnH;</text:p>
      <text:p text:style-name="Standard">}</text:p>
      <text:p text:style-name="Standard"/>
      <text:p text:style-name="Standard">void mousePressedArchiveMode() {</text:p>
      <text:p text:style-name="Standard"><text:s text:c="2"/>debugPrintPlaceMapClick(mouseX, mouseY);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oft-page-break/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 text:c="6"/>shared.prev();</text:p>
      <text:p text:style-name="Standard"><text:s text:c="6"/>return;</text:p>
      <text:p text:style-name="Standard"><text:s text:c="4"/>}</text:p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{</text:p>
      <text:p text:style-name="Standard"><text:s text:c="4"/>updateActiveSlider(mouseX);</text:p>
      <text:p text:style-name="Standard"><text:soft-page-break/><text:s text:c="2"/>}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/>
      <text:p text:style-name="Standard">void keyPressedArchiveMode() {</text:p>
      <text:p text:style-name="Standard"><text:s text:c="2"/>if (keyCode == LEFT) {</text:p>
      <text:p text:style-name="Standard"><text:s text:c="4"/>shared.prev();</text:p>
      <text:p text:style-name="Standard"><text:s text:c="2"/>} else if (keyCode == RIGHT) {</text:p>
      <text:p text:style-name="Standard"><text:s text:c="4"/>shared.next();</text:p>
      <text:p text:style-name="Standard"><text:s text:c="2"/>}</text:p>
      <text:p text:style-name="Standard">}</text:p>
      <text:p text:style-name="Standard"/>
      <text:p text:style-name="Standard">int getClickedPlaceId(float mx, float my) {</text:p>
      <text:p text:style-name="Standard"><text:s text:c="2"/>for (PlaceZone z : placeZones) {</text:p>
      <text:p text:style-name="Standard"><text:s text:c="4"/>if (z.contains(mx, my, placeMapX, placeMapY, placeMapW, placeMapH)) {</text:p>
      <text:p text:style-name="Standard"><text:s text:c="6"/>return z.id;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4"/>my &gt;= daySliderY - 8 &amp;&amp; my &lt;= daySliderY + sliderH + 8) {</text:p>
      <text:p text:style-name="Standard"><text:s text:c="4"/>return "day";</text:p>
      <text:p text:style-name="Standard"><text:s text:c="2"/>}</text:p>
      <text:p text:style-name="Standard"><text:s text:c="2"/>if (mx &gt;= monthSliderX &amp;&amp; mx &lt;= monthSliderX + sliderW &amp;&amp;</text:p>
      <text:p text:style-name="Standard"><text:s text:c="4"/>my &gt;= monthSliderY - 8 &amp;&amp; my &lt;= monthSliderY + sliderH + 8) {</text:p>
      <text:p text:style-name="Standard"><text:s text:c="4"/>return "month";</text:p>
      <text:p text:style-name="Standard"><text:s text:c="2"/>}</text:p>
      <text:p text:style-name="Standard"><text:s text:c="2"/>if (mx &gt;= yearSliderX &amp;&amp; mx &lt;= yearSliderX + sliderW &amp;&amp;</text:p>
      <text:p text:style-name="Standard"><text:s text:c="4"/>my &gt;= yearSliderY - 8 &amp;&amp; my &lt;= yearSliderY + sliderH + 8) {</text:p>
      <text:p text:style-name="Standard"><text:s text:c="4"/>return "year";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oft-page-break/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OUTILS UI / IMAGE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><text:s text:c="2"/>if (m == 4 || m == 6 || m == 9 || m == 11) return 30;</text:p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 text:c="4"/>mouseY &gt;= y &amp;&amp; mouseY &lt;= y + h;</text:p>
      <text:p text:style-name="Standard">}</text:p>
      <text:p text:style-name="Standard"/>
      <text:p text:style-name="Standard">boolean isOverRectLocal(float px, float py, float x, float y, float w, float h) {</text:p>
      <text:p text:style-name="Standard"><text:s text:c="2"/>return px &gt;= x &amp;&amp; px &lt;= x + w &amp;&amp;</text:p>
      <text:p text:style-name="Standard"><text:soft-page-break/><text:s text:c="4"/>py &gt;= y &amp;&amp; py &lt;= y + h;</text:p>
      <text:p text:style-name="Standard">}</text:p>
      <text:p text:style-name="Standard"/>
      <text:p text:style-name="Standard">float portraitMouseX() {</text:p>
      <text:p text:style-name="Standard"><text:s text:c="2"/>return mouseY;</text:p>
      <text:p text:style-name="Standard">}</text:p>
      <text:p text:style-name="Standard"/>
      <text:p text:style-name="Standard">float portraitMouseY() {</text:p>
      <text:p text:style-name="Standard"><text:s text:c="2"/>return width - mouseX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// ----------------------------------------------------</text:p>
      <text:p text:style-name="Standard">// CSV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place_name;day;month;year;validated";</text:p>
      <text:p text:style-name="Standard">}</text:p>
      <text:p text:style-name="Standard"/>
      <text:p text:style-name="Standard">String recordToCsvLine(ImageRecord imgRec) {</text:p>
      <text:p text:style-name="Standard"><text:s text:c="2"/>return sanitizeCsv(educatorName) + ";" +</text:p>
      <text:p text:style-name="Standard"><text:s text:c="4"/>sanitizeCsv(participantNames[0]) + ";" +</text:p>
      <text:p text:style-name="Standard"><text:s text:c="4"/>sanitizeCsv(participantNames[1]) + ";" +</text:p>
      <text:p text:style-name="Standard"><text:soft-page-break/><text:s text:c="4"/>sanitizeCsv(participantNames[2]) + ";" +</text:p>
      <text:p text:style-name="Standard"><text:s text:c="4"/>sanitizeCsv(participantNames[3]) + ";" +</text:p>
      <text:p text:style-name="Standard"><text:s text:c="4"/>sanitizeCsv(imgRec.imageId) + ";" +</text:p>
      <text:p text:style-name="Standard"><text:s text:c="4"/>sanitizeCsv(imgRec.path) + ";" +</text:p>
      <text:p text:style-name="Standard"><text:s text:c="4"/>sanitizeCsv(imgRec.encodedPath) + ";" +</text:p>
      <text:p text:style-name="Standard"><text:s text:c="4"/>imgRec.placeId + ";" +</text:p>
      <text:p text:style-name="Standard"><text:s text:c="4"/>sanitizeCsv(getPlaceName(imgRec.placeId)) + ";" +</text:p>
      <text:p text:style-name="Standard"><text:s text:c="4"/>imgRec.day + ";" +</text:p>
      <text:p text:style-name="Standard"><text:s text:c="4"/>imgRec.month + ";" +</text:p>
      <text:p text:style-name="Standard"><text:s text:c="4"/>imgRec.year + ";" +</text:p>
      <text:p text:style-name="Standard"><text:s text:c="4"/>(imgRec.validated ? "1" : "0");</text:p>
      <text:p text:style-name="Standard">}</text:p>
      <text:p text:style-name="Standard"/>
      <text:p text:style-name="Standard">String sanitizeCsv(String s) {</text:p>
      <text:p text:style-name="Standard"><text:s text:c="2"/>if (s == null) return "";</text:p>
      <text:p text:style-name="Standard"><text:s text:c="2"/>return s.replace(";", ",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) return null;</text:p>
      <text:p text:style-name="Standard"/>
      <text:p text:style-name="Standard"><text:s text:c="2"/>try {</text:p>
      <text:p text:style-name="Standard"><text:s text:c="4"/>// nouveau format 14 colonnes</text:p>
      <text:p text:style-name="Standard"><text:s text:c="4"/>if (parts.length &gt;= 14) {</text:p>
      <text:p text:style-name="Standard"><text:s text:c="6"/>String educator = parts[0];</text:p>
      <text:p text:style-name="Standard"><text:s text:c="6"/>String p1 = parts[1];</text:p>
      <text:p text:style-name="Standard"><text:s text:c="6"/>String p2 = parts[2];</text:p>
      <text:p text:style-name="Standard"><text:s text:c="6"/>String p3 = parts[3];</text:p>
      <text:p text:style-name="Standard"><text:s text:c="6"/>String p4 = parts[4];</text:p>
      <text:p text:style-name="Standard"/>
      <text:p text:style-name="Standard"><text:s text:c="6"/>String imageId = parts[5];</text:p>
      <text:p text:style-name="Standard"><text:s text:c="6"/>String rawPath = parts[6];</text:p>
      <text:p text:style-name="Standard"><text:s text:c="6"/>String encodedPath = parts[7];</text:p>
      <text:p text:style-name="Standard"><text:s text:c="6"/>int placeId = Integer.parseInt(parts[8]);</text:p>
      <text:p text:style-name="Standard"><text:s text:c="6"/>int day = Integer.parseInt(parts[10]);</text:p>
      <text:p text:style-name="Standard"><text:s text:c="6"/>int month = Integer.parseInt(parts[11]);</text:p>
      <text:p text:style-name="Standard"><text:s text:c="6"/>int year = Integer.parseInt(parts[12]);</text:p>
      <text:p text:style-name="Standard"><text:s text:c="6"/>int validated = Integer.parseInt(parts[13]);</text:p>
      <text:p text:style-name="Standard"/>
      <text:p text:style-name="Standard"><text:s text:c="6"/>ImageRecord imgRec = new ImageRecord(rawPath, year, month, day);</text:p>
      <text:p text:style-name="Standard"><text:s text:c="6"/>imgRec.imageId = imageId;</text:p>
      <text:p text:style-name="Standard"><text:s text:c="6"/>imgRec.encodedPath = encodedPath;</text:p>
      <text:p text:style-name="Standard"><text:s text:c="6"/>imgRec.placeId = placeId;</text:p>
      <text:p text:style-name="Standard"><text:s text:c="6"/>imgRec.validated = (validated == 1);</text:p>
      <text:p text:style-name="Standard"><text:s text:c="6"/>imgRec.editing = !imgRec.validated;</text:p>
      <text:p text:style-name="Standard"/>
      <text:p text:style-name="Standard"><text:soft-page-break/><text:s text:c="6"/>imgRec.educatorSnapshot = educator;</text:p>
      <text:p text:style-name="Standard"><text:s text:c="6"/>imgRec.participantSnapshot[0] = p1;</text:p>
      <text:p text:style-name="Standard"><text:s text:c="6"/>imgRec.participantSnapshot[1] = p2;</text:p>
      <text:p text:style-name="Standard"><text:s text:c="6"/>imgRec.participantSnapshot[2] = p3;</text:p>
      <text:p text:style-name="Standard"><text:s text:c="6"/>imgRec.participantSnapshot[3] = p4;</text:p>
      <text:p text:style-name="Standard"><text:s text:c="6"/>return imgRec;</text:p>
      <text:p text:style-name="Standard"><text:s text:c="4"/>}</text:p>
      <text:p text:style-name="Standard"/>
      <text:p text:style-name="Standard"><text:s text:c="4"/>// ancien format 13 colonnes</text:p>
      <text:p text:style-name="Standard"><text:s text:c="4"/>if (parts.length &gt;= 13) {</text:p>
      <text:p text:style-name="Standard"><text:s text:c="6"/>String educator = parts[0];</text:p>
      <text:p text:style-name="Standard"><text:s text:c="6"/>String p1 = parts[1];</text:p>
      <text:p text:style-name="Standard"><text:s text:c="6"/>String p2 = parts[2];</text:p>
      <text:p text:style-name="Standard"><text:s text:c="6"/>String p3 = parts[3];</text:p>
      <text:p text:style-name="Standard"><text:s text:c="6"/>String p4 = parts[4];</text:p>
      <text:p text:style-name="Standard"/>
      <text:p text:style-name="Standard"><text:s text:c="6"/>String imageId = parts[5];</text:p>
      <text:p text:style-name="Standard"><text:s text:c="6"/>String rawPath = parts[6];</text:p>
      <text:p text:style-name="Standard"><text:s text:c="6"/>String encodedPath = parts[7];</text:p>
      <text:p text:style-name="Standard"><text:s text:c="6"/>int placeId = Integer.parseInt(parts[8]);</text:p>
      <text:p text:style-name="Standard"><text:s text:c="6"/>int day = Integer.parseInt(parts[9]);</text:p>
      <text:p text:style-name="Standard"><text:s text:c="6"/>int month = Integer.parseInt(parts[10]);</text:p>
      <text:p text:style-name="Standard"><text:s text:c="6"/>int year = Integer.parseInt(parts[11]);</text:p>
      <text:p text:style-name="Standard"><text:s text:c="6"/>int validated = Integer.parseInt(parts[12]);</text:p>
      <text:p text:style-name="Standard"/>
      <text:p text:style-name="Standard"><text:s text:c="6"/>ImageRecord imgRec = new ImageRecord(rawPath, year, month, day);</text:p>
      <text:p text:style-name="Standard"><text:s text:c="6"/>imgRec.imageId = imageId;</text:p>
      <text:p text:style-name="Standard"><text:s text:c="6"/>imgRec.encodedPath = encodedPath;</text:p>
      <text:p text:style-name="Standard"><text:s text:c="6"/>imgRec.placeId = placeId;</text:p>
      <text:p text:style-name="Standard"><text:s text:c="6"/>imgRec.validated = (validated == 1);</text:p>
      <text:p text:style-name="Standard"><text:s text:c="6"/>imgRec.editing = !imgRec.validated;</text:p>
      <text:p text:style-name="Standard"/>
      <text:p text:style-name="Standard"><text:s text:c="6"/>imgRec.educatorSnapshot = educator;</text:p>
      <text:p text:style-name="Standard"><text:s text:c="6"/>imgRec.participantSnapshot[0] = p1;</text:p>
      <text:p text:style-name="Standard"><text:s text:c="6"/>imgRec.participantSnapshot[1] = p2;</text:p>
      <text:p text:style-name="Standard"><text:s text:c="6"/>imgRec.participantSnapshot[2] = p3;</text:p>
      <text:p text:style-name="Standard"><text:s text:c="6"/>imgRec.participantSnapshot[3] = p4;</text:p>
      <text:p text:style-name="Standard"><text:s text:c="6"/>return imgRec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/>
      <text:p text:style-name="Standard"><text:s text:c="2"/>BufferedReader reader = null;</text:p>
      <text:p text:style-name="Standard"><text:soft-page-break/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reader != null) read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{</text:p>
      <text:p text:style-name="Standard"><text:s text:c="6"/>writer.println(line);</text:p>
      <text:p text:style-name="Standard"><text:s text:c="4"/>}</text:p>
      <text:p text:style-name="Standard"><text:s text:c="4"/>writer.flush();</text:p>
      <text:p text:style-name="Standard"><text:s text:c="4"/>return true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return false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writer != null) writ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{</text:p>
      <text:p text:style-name="Standard"><text:s text:c="6"/>lines.add(recordToCsvLine(imgRec));</text:p>
      <text:p text:style-name="Standard"><text:s text:c="4"/>}</text:p>
      <text:p text:style-name="Standard"><text:soft-page-break/><text:s text:c="2"/>}</text:p>
      <text:p text:style-name="Standard"/>
      <text:p text:style-name="Standard"><text:s text:c="2"/>if (!writeLinesSafe(sessionTempPath, lines)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 text:c="10"/>participantCount = inferParticipantCountFromNames(participantNames);</text:p>
      <text:p text:style-name="Standard"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/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/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4"/>}</text:p>
      <text:p text:style-name="Standard"><text:s text:c="2"/>}</text:p>
      <text:p text:style-name="Standard"><text:soft-page-break/></text:p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{</text:p>
      <text:p text:style-name="Standard"><text:s text:c="4"/>outLines.add(row);</text:p>
      <text:p text:style-name="Standard"><text:s text:c="2"/>}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+ IMAG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 text:c="2"/>if (!f.exists()) return 0;</text:p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</text:p>
      <text:p text:style-name="Standard"><text:s text:c="2"/>catch (Exception e) {</text:p>
      <text:p text:style-name="Standard"><text:s text:c="4"/>return 0;</text:p>
      <text:p text:style-name="Standard"><text:s text:c="2"/>}</text:p>
      <text:p text:style-name="Standard"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 text:c="2"/>writeLinesSafe(idCounterPath, lines);</text:p>
      <text:p text:style-name="Standard">}</text:p>
      <text:p text:style-name="Standard"/>
      <text:p text:style-name="Standard"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oft-page-break/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N SESSION</text:p>
      <text:p text:style-name="Standard"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oft-page-break/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participantCount = 0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uploadServer.shutdown();</text:p>
      <text:p text:style-name="Standard"><text:s text:c="2"/>if (displayWindow != null) displayWindow.requestClose();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LIEUX</text:p>
      <text:p text:style-name="Standard">// ----------------------------------------------------</text:p>
      <text:p text:style-name="Standard">class PlaceZone {</text:p>
      <text:p text:style-name="Standard"><text:s text:c="2"/>int id;</text:p>
      <text:p text:style-name="Standard"><text:s text:c="2"/>String name;</text:p>
      <text:p text:style-name="Standard"><text:s text:c="2"/>String pressFileBase;</text:p>
      <text:p text:style-name="Standard"><text:s text:c="2"/>float nx, ny;</text:p>
      <text:p text:style-name="Standard"><text:s text:c="2"/>float radiusN;</text:p>
      <text:p text:style-name="Standard"/>
      <text:p text:style-name="Standard"><text:s text:c="2"/>PlaceZone(int id, String name, String pressFileBase, float nx, float ny, float radiusN) {</text:p>
      <text:p text:style-name="Standard"><text:s text:c="4"/>this.id = id;</text:p>
      <text:p text:style-name="Standard"><text:soft-page-break/><text:s text:c="4"/>this.name = name;</text:p>
      <text:p text:style-name="Standard"><text:s text:c="4"/>this.pressFileBase = pressFileBase;</text:p>
      <text:p text:style-name="Standard"><text:s text:c="4"/>this.nx = nx;</text:p>
      <text:p text:style-name="Standard"><text:s text:c="4"/>this.ny = ny;</text:p>
      <text:p text:style-name="Standard"><text:s text:c="4"/>this.radiusN = radiusN;</text:p>
      <text:p text:style-name="Standard"><text:s text:c="2"/>}</text:p>
      <text:p text:style-name="Standard"/>
      <text:p text:style-name="Standard"><text:s text:c="2"/>float px(float mapX, float mapW) {</text:p>
      <text:p text:style-name="Standard"><text:s text:c="4"/>return mapX + nx * mapW;</text:p>
      <text:p text:style-name="Standard"><text:s text:c="2"/>}</text:p>
      <text:p text:style-name="Standard"/>
      <text:p text:style-name="Standard"><text:s text:c="2"/>float py(float mapY, float mapH) {</text:p>
      <text:p text:style-name="Standard"><text:s text:c="4"/>return mapY + ny * mapH;</text:p>
      <text:p text:style-name="Standard"><text:s text:c="2"/>}</text:p>
      <text:p text:style-name="Standard"/>
      <text:p text:style-name="Standard"><text:s text:c="2"/>float pr(float mapW, float mapH) {</text:p>
      <text:p text:style-name="Standard"><text:s text:c="4"/>return radiusN * min(mapW, mapH);</text:p>
      <text:p text:style-name="Standard"><text:s text:c="2"/>}</text:p>
      <text:p text:style-name="Standard"/>
      <text:p text:style-name="Standard"><text:s text:c="2"/>boolean contains(float mx, float my, float mapX, float mapY, float mapW, float mapH) {</text:p>
      <text:p text:style-name="Standard"><text:s text:c="4"/>float dx = mx - px(mapX, mapW);</text:p>
      <text:p text:style-name="Standard"><text:s text:c="4"/>float dy = my - py(mapY, mapH);</text:p>
      <text:p text:style-name="Standard"><text:s text:c="4"/>float r = pr(mapW, mapH);</text:p>
      <text:p text:style-name="Standard"><text:s text:c="4"/>return dx * dx + dy * dy &lt;= r * r;</text:p>
      <text:p text:style-name="Standard"><text:s text:c="2"/>}</text:p>
      <text:p text:style-name="Standard">}</text:p>
      <text:p text:style-name="Standard"/>
      <text:p text:style-name="Standard">void initPlaceZones() {</text:p>
      <text:p text:style-name="Standard"><text:s text:c="2"/>placeZones.clear();</text:p>
      <text:p text:style-name="Standard"/>
      <text:p text:style-name="Standard"><text:s text:c="2"/>placeZones.add(new PlaceZone( 1, "Piscine", <text:s text:c="11"/>"1_press", <text:s/>0.220, 0.237, 0.040));</text:p>
      <text:p text:style-name="Standard"><text:s text:c="2"/>placeZones.add(new PlaceZone( 2, "Montagne", <text:s text:c="10"/>"2_press", <text:s/>0.394, 0.175, 0.040));</text:p>
      <text:p text:style-name="Standard"><text:s text:c="2"/>placeZones.add(new PlaceZone( 3, "Forêt", <text:s text:c="13"/>"3_press", <text:s/>0.785, 0.532, 0.040));</text:p>
      <text:p text:style-name="Standard"><text:s text:c="2"/>placeZones.add(new PlaceZone( 4, "Pouponnière", <text:s text:c="7"/>"4_press", <text:s/>0.382, 0.465, 0.040));</text:p>
      <text:p text:style-name="Standard"><text:s text:c="2"/>placeZones.add(new PlaceZone( 5, "Administration", <text:s text:c="4"/>"5_press", <text:s/>0.250, 0.566, 0.040));</text:p>
      <text:p text:style-name="Standard"><text:s text:c="2"/>placeZones.add(new PlaceZone( 6, "Coliou", <text:s text:c="12"/>"6_press", <text:s/>0.293, 0.721, 0.040));</text:p>
      <text:p text:style-name="Standard"><text:s text:c="2"/>placeZones.add(new PlaceZone( 7, "Horizon", <text:s text:c="11"/>"7_press", <text:s/>0.321, 0.713, 0.040));</text:p>
      <text:p text:style-name="Standard"/>
      <text:p text:style-name="Standard"><text:s text:c="2"/>placeZones.add(new PlaceZone( 8, "Escale", <text:s text:c="12"/>"8_press", <text:s/>0.347, 0.661, 0.040));</text:p>
      <text:p text:style-name="Standard"><text:s text:c="2"/>placeZones.add(new PlaceZone( 9, "Iris", <text:s text:c="14"/>"9_press", <text:s/>0.373, 0.653, 0.040));</text:p>
      <text:p text:style-name="Standard"><text:s text:c="2"/>placeZones.add(new PlaceZone(10, "Oustal", <text:s text:c="12"/>"10_press", 0.382, 0.728, 0.040));</text:p>
      <text:p text:style-name="Standard"><text:s text:c="2"/>placeZones.add(new PlaceZone(11, "SAS", <text:s text:c="15"/>"11_press", <text:s/>0.411, 0.726, 0.040));</text:p>
      <text:p text:style-name="Standard"><text:s text:c="2"/>placeZones.add(new PlaceZone(12, "Action de santé", <text:s text:c="3"/>"12_press", 0.453, 0.482, 0.040));</text:p>
      <text:p text:style-name="Standard"><text:s text:c="2"/>placeZones.add(new PlaceZone(13, "Restaurant", <text:s text:c="8"/>"13_press", 0.512, 0.564, 0.040));</text:p>
      <text:p text:style-name="Standard"><text:s text:c="2"/>placeZones.add(new PlaceZone(14, "Buanderie", <text:s text:c="9"/>"14_press", 0.545, 0.638, 0.040));</text:p>
      <text:p text:style-name="Standard"/>
      <text:p text:style-name="Standard"><text:s text:c="2"/>placeZones.add(new PlaceZone(15, "Eclipse", <text:s text:c="11"/>"15_press", 0.425, 0.668, 0.040));</text:p>
      <text:p text:style-name="Standard"><text:s text:c="2"/>placeZones.add(new PlaceZone(16, "Tremplin", <text:s text:c="10"/>"16_press", 0.472, 0.698, 0.040));</text:p>
      <text:p text:style-name="Standard"><text:s text:c="2"/>placeZones.add(new PlaceZone(17, "Étincelle", <text:s text:c="9"/>"17_press", 0.641, 0.592, 0.040));</text:p>
      <text:p text:style-name="Standard"><text:s text:c="2"/>placeZones.add(new PlaceZone(18, "Équinoxe", <text:s text:c="10"/>"18_press", 0.667, 0.586, 0.040));</text:p>
      <text:p text:style-name="Standard"><text:s text:c="2"/>placeZones.add(new PlaceZone(19, "Appartement", <text:s text:c="7"/>"19_press", 0.585, 0.465, 0.040));</text:p>
      <text:p text:style-name="Standard"><text:s text:c="2"/>placeZones.add(new PlaceZone(20, "Plage", <text:s text:c="13"/>"20_press", 0.592, 0.108, 0.040));</text:p>
      <text:p text:style-name="Standard"><text:soft-page-break/><text:s text:c="2"/>placeZones.add(new PlaceZone(21, "Park attraction", <text:s text:c="3"/>"21_press", 0.728, 0.301, 0.040));</text:p>
      <text:p text:style-name="Standard"/>
      <text:p text:style-name="Standard"><text:s text:c="2"/>placeZones.add(new PlaceZone(22, "Envolée", <text:s text:c="11"/>"22_press", 0.520, 0.750, 0.040));</text:p>
      <text:p text:style-name="Standard"><text:s text:c="2"/>placeZones.add(new PlaceZone(23, "Passerelle", <text:s text:c="8"/>"23_press", 0.572, 0.773, 0.040));</text:p>
      <text:p text:style-name="Standard"><text:s text:c="2"/>placeZones.add(new PlaceZone(24, "Stade", <text:s text:c="13"/>"24_press", 0.434, 0.777, 0.040));</text:p>
      <text:p text:style-name="Standard"><text:s text:c="2"/>placeZones.add(new PlaceZone(25, "Espace famille", <text:s text:c="4"/>"25_press", 0.511, 0.371, 0.040));</text:p>
      <text:p text:style-name="Standard"><text:s text:c="2"/>placeZones.add(new PlaceZone(26, "Magasin", <text:s text:c="11"/>"26_press", 0.489, 0.345, 0.040));</text:p>
      <text:p text:style-name="Standard"><text:s text:c="2"/>placeZones.add(new PlaceZone(27, "Extérieur", <text:s text:c="9"/>"27_press", 0.495, 0.889, 0.040));</text:p>
      <text:p text:style-name="Standard">}</text:p>
      <text:p text:style-name="Standard"/>
      <text:p text:style-name="Standard">String getPlaceName(int placeId) {</text:p>
      <text:p text:style-name="Standard"><text:s text:c="2"/>for (PlaceZone z : placeZones) {</text:p>
      <text:p text:style-name="Standard"><text:s text:c="4"/>if (z.id == placeId) return z.name;</text:p>
      <text:p text:style-name="Standard"><text:s text:c="2"/>}</text:p>
      <text:p text:style-name="Standard"><text:s text:c="2"/>return "--";</text:p>
      <text:p text:style-name="Standard">}</text:p>
      <text:p text:style-name="Standard"/>
      <text:p text:style-name="Standard">String getPlacePressFileBase(int placeId) {</text:p>
      <text:p text:style-name="Standard"><text:s text:c="2"/>for (PlaceZone z : placeZones) {</text:p>
      <text:p text:style-name="Standard"><text:s text:c="4"/>if (z.id == placeId) return z.pressFileBase;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PImage getPlacePng(int placeId) {</text:p>
      <text:p text:style-name="Standard"><text:s text:c="2"/>if (placeId &lt;= 0) return null;</text:p>
      <text:p text:style-name="Standard"/>
      <text:p text:style-name="Standard"><text:s text:c="2"/>PImage img = placePngCache.get(placeId);</text:p>
      <text:p text:style-name="Standard"><text:s text:c="2"/>if (img != null) return img;</text:p>
      <text:p text:style-name="Standard"/>
      <text:p text:style-name="Standard"><text:s text:c="2"/>String base = getPlacePressFileBase(placeId);</text:p>
      <text:p text:style-name="Standard"><text:s text:c="2"/>if (base.length() == 0) return null;</text:p>
      <text:p text:style-name="Standard"/>
      <text:p text:style-name="Standard"><text:s text:c="2"/>String fileName = "places/" + base + ".png";</text:p>
      <text:p text:style-name="Standard"><text:s text:c="2"/>img = loadImage(fileName);</text:p>
      <text:p text:style-name="Standard"/>
      <text:p text:style-name="Standard"><text:s text:c="2"/>if (img != null &amp;&amp; img.width &gt; 0) {</text:p>
      <text:p text:style-name="Standard"><text:s text:c="4"/>placePngCache.put(placeId, img);</text:p>
      <text:p text:style-name="Standard"><text:s text:c="4"/>return img;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 text:c="2"/>int placeId;</text:p>
      <text:p text:style-name="Standard"><text:soft-page-break/><text:s text:c="2"/>int day;</text:p>
      <text:p text:style-name="Standard"><text:s text:c="2"/>int month;</text:p>
      <text:p text:style-name="Standard"><text:s text:c="2"/>int year;</text:p>
      <text:p text:style-name="Standard"/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><text:s text:c="4"/>this.imageId = "";</text:p>
      <text:p text:style-name="Standard"><text:s text:c="4"/>this.encodedPath = "";</text:p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TAT PARTAGÉ</text:p>
      <text:p text:style-name="Standard">// ----------------------------------------------------</text:p>
      <text:p text:style-name="Standard">class SharedState {</text:p>
      <text:p text:style-name="Standard"><text:soft-page-break/><text:s text:c="2"/>ArrayList&lt;ImageRecord&gt; imgRecs = new ArrayList&lt;ImageRecord&gt;();</text:p>
      <text:p text:style-name="Standard"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{</text:p>
      <text:p text:style-name="Standard"><text:s text:c="6"/>copy.add(imgRec.copy());</text:p>
      <text:p text:style-name="Standard"><text:s text:c="4"/>}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><text:soft-page-break/></text:p>
      <text:p text:style-name="Standard"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currentIndex = index;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 text:c="2"/>}</text:p>
      <text:p text:style-name="Standard"/>
      <text:p text:style-name="Standard"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imgRec.editing = true;</text:p>
      <text:p text:style-name="Standard"><text:s text:c="2"/>}</text:p>
      <text:p text:style-name="Standard"/>
      <text:p text:style-name="Standard"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placeId = constrain(placeId, 1, 27);</text:p>
      <text:p text:style-name="Standard"><text:s text:c="2"/>}</text:p>
      <text:p text:style-name="Standard"/>
      <text:p text:style-name="Standard"><text:soft-page-break/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 text:c="2"/>public void settings() {</text:p>
      <text:p text:style-name="Standard"><text:s text:c="4"/>fullScreen(displayNum);</text:p>
      <text:p text:style-name="Standard"><text:s text:c="2"/>}</text:p>
      <text:p text:style-name="Standard"><text:soft-page-break/></text:p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255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40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 text:c="2"/>}</text:p>
      <text:p text:style-name="Standard"/>
      <text:p text:style-name="Standard"><text:s text:c="2"/>public void keyPressed() {</text:p>
      <text:p text:style-name="Standard"><text:s text:c="4"/>if (keyCode == LEFT) {</text:p>
      <text:p text:style-name="Standard"><text:s text:c="6"/>shared.prev();</text:p>
      <text:p text:style-name="Standard"><text:s text:c="4"/>} else if (keyCode == RIGHT) {</text:p>
      <text:p text:style-name="Standard"><text:s text:c="6"/>shared.next();</text:p>
      <text:p text:style-name="Standard"><text:s text:c="4"/>}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/>
      <text:p text:style-name="Standard"><text:s text:c="2"/>PImage getDisplayImage(String path) {</text:p>
      <text:p text:style-name="Standard"><text:s text:c="4"/>if (path == null) return null;</text:p>
      <text:p text:style-name="Standard"><text:soft-page-break/></text:p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ServerSocket serverSocket;</text:p>
      <text:p text:style-name="Standard"><text:s text:c="2"/>volatile boolean running = true;</text:p>
      <text:p text:style-name="Standard"/>
      <text:p text:style-name="Standard"><text:s text:c="2"/>UploadServer(int port, String uploadsDir, SharedState shared) {</text:p>
      <text:p text:style-name="Standard"><text:s text:c="4"/>this.port = por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</text:p>
      <text:p text:style-name="Standard"><text:s text:c="4"/>catch (Exception e) {</text:p>
      <text:p text:style-name="Standard"><text:s text:c="6"/>if (running) e.printStackTrace();</text:p>
      <text:p text:style-name="Standard"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oft-page-break/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/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oft-page-break/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><text:s text:c="4"/>}</text:p>
      <text:p text:style-name="Standard"><text:s text:c="4"/>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</text:p>
      <text:p text:style-name="Standard"><text:s text:c="6"/>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/>
      <text:p text:style-name="Standard"><text:s text:c="4"/>if (contentLengthStr == null) {</text:p>
      <text:p text:style-name="Standard"><text:s text:c="6"/>sendText(out, 411, "Content-Length manquant");</text:p>
      <text:p text:style-name="Standard"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/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 text:c="4"/>sendText(out, 200, "Image reçue : " + outFile.getName());</text:p>
      <text:p text:style-name="Standard"><text:s text:c="2"/>}</text:p>
      <text:p text:style-name="Standard"/>
      <text:p text:style-name="Standard"><text:soft-page-break/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ffffff; color:#222; margin:0; padding:24px; }"</text:p>
      <text:p text:style-name="Standard"><text:s text:c="6"/>+ " <text:s text:c="3"/>.wrap { max-width:560px; margin:0 auto; }"</text:p>
      <text:p text:style-name="Standard"><text:s text:c="6"/>+ " <text:s text:c="3"/>.card { background:#f8f8f8; border:1px solid #ddd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0078ff; color:white; border:none; border-radius:10px; padding:14px 18px; font-size:16px; width:100%; }"</text:p>
      <text:p text:style-name="Standard"><text:s text:c="6"/>+ " <text:s text:c="3"/>#status { margin-top:16px; white-space:pre-line; color:#166534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 text:c="6"/>+ " <text:s text:c="5"/>&lt;div id='status'&gt;Aucune image envoyée.&lt;/div&gt;"</text:p>
      <text:p text:style-name="Standard"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oft-page-break/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 text:c="6"/>if (c == '\n') {</text:p>
      <text:p text:style-name="Standard"><text:s text:c="8"/>break;</text:p>
      <text:p text:style-name="Standard"><text:s text:c="6"/>}</text:p>
      <text:p text:style-name="Standard"><text:s text:c="6"/>if (gotCR) {</text:p>
      <text:p text:style-name="Standard"><text:s text:c="8"/>buffer.write('\r');</text:p>
      <text:p text:style-name="Standard"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oft-page-break/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String extractFileName(String query, String contentType) {</text:p>
      <text:p text:style-name="Standard"><text:s text:c="4"/>String defaultExt = extensionFromContentType(contentType);</text:p>
      <text:p text:style-name="Standard"><text:s text:c="4"/>String fallback = "image_" + System.currentTimeMillis() + defaultExt;</text:p>
      <text:p text:style-name="Standard"/>
      <text:p text:style-name="Standard"><text:s text:c="4"/>if (query == null || !query.startsWith("name=")) {</text:p>
      <text:p text:style-name="Standard"><text:s text:c="6"/>return fallback;</text:p>
      <text:p text:style-name="Standard"><text:s text:c="4"/>}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return fallback;</text:p>
      <text:p text:style-name="Standard"><text:s text:c="6"/>if (!decoded.contains(".")) decoded += defaultExt;</text:p>
      <text:p text:style-name="Standard"><text:s text:c="6"/>return decoded;</text:p>
      <text:p text:style-name="Standard"><text:s text:c="4"/>}</text:p>
      <text:p text:style-name="Standard"><text:s text:c="4"/>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oft-page-break/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3:37:30.280025300</meta:creation-date>
    <dc:date>2026-03-20T13:37:38.181473900</dc:date>
    <meta:editing-duration>PT8S</meta:editing-duration>
    <meta:editing-cycles>1</meta:editing-cycles>
    <meta:document-statistic meta:table-count="0" meta:image-count="0" meta:object-count="0" meta:page-count="51" meta:paragraph-count="2147" meta:word-count="8384" meta:character-count="70551" meta:non-whitespace-character-count="57635"/>
    <meta:generator>LibreOffice/25.2.5.1$Windows_X86_64 LibreOffice_project/484541f705153d4ff78284873b0153c3e5a280db</meta:generator>
  </office:meta>
</office:document-meta>
</file>